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67500000923E227ACFA871EBD2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9.831cm, 1.841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199cm" svg:height="9.9cm" svg:x="1.301cm" svg:y="2.8cm">
          <draw:image xlink:href="Pictures/100000000000067500000923E227ACFA871EBD28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4-13T20:06:51.880246892</dc:date>
    <meta:editing-duration>PT2M27S</meta:editing-duration>
    <meta:editing-cycles>1</meta:editing-cycles>
    <meta:generator>LibreOffice/6.0.7.3$Linux_X86_64 LibreOffice_project/00m0$Build-3</meta:generator>
    <meta:document-statistic meta:object-count="1"/>
  </office:meta>
</office:document-meta>
</file>